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7.103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8.019cm"/>
    </style:style>
    <style:style style:name="co5" style:family="table-column">
      <style:table-column-properties fo:break-before="auto" style:column-width="10.682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663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style:font-name="Arial1" style:font-name-complex="Arial1" fo:hyphenate="true"/>
    </style:style>
    <style:style style:name="ce5" style:family="table-cell" style:parent-style-name="Excel_20_Built-in_20_Normal">
      <style:table-cell-properties fo:background-color="#ff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6" style:family="table-cell" style:parent-style-name="Excel_20_Built-in_20_Normal">
      <style:table-cell-properties fo:background-color="#66ff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Excel_20_Built-in_20_Normal">
      <style:table-cell-properties fo:background-color="#66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8" style:family="table-cell" style:parent-style-name="Excel_20_Built-in_20_Normal">
      <style:table-cell-properties fo:background-color="#ff99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9" style:family="table-cell" style:parent-style-name="Excel_20_Built-in_20_Normal">
      <style:table-cell-properties fo:background-color="#ff66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number-columns-repeated="20" table:default-cell-style-name="ce3"/>
        <table:table-column table:style-name="co7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contraste entre image de fond et texte insuffisant</text:p>
          </table:table-cell>
          <table:table-cell office:value-type="string">
            <text:p>le contraste est trop faible entre les 2 et le texte est difficilement lisible</text:p>
          </table:table-cell>
          <table:table-cell office:value-type="string">
            <text:p>avoir un contraste avec un ratio min de 4:9 1</text:p>
          </table:table-cell>
          <table:table-cell table:style-name="ce5" office:value-type="string">
            <text:p>Eclaircir l'image en arrière plan</text:p>
          </table:table-cell>
          <table:table-cell office:value-type="string">
            <text:p>WCAG 2.1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quand on est sur la page d'accueil on a pas de title</text:p>
          </table:table-cell>
          <table:table-cell office:value-type="string">
            <text:p>la balise meta title est un point</text:p>
          </table:table-cell>
          <table:table-cell office:value-type="string">
            <text:p>créer un titre pertinent et inférieur a 600px (ou 70 caractères)</text:p>
          </table:table-cell>
          <table:table-cell table:style-name="ce6" office:value-type="string">
            <text:p>Créer un titre pour les pages 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eme de Seo Onpage</text:p>
          </table:table-cell>
          <table:table-cell office:value-type="string">
            <text:p>Les pages ne contiennent pas le sujet des pages </text:p>
          </table:table-cell>
          <table:table-cell office:value-type="string">
            <text:p>Les pages doivent contenir le sujet des pages</text:p>
          </table:table-cell>
          <table:table-cell table:style-name="ce7" office:value-type="string">
            <text:p>renommer page 2 « contact »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éo onpage</text:p>
          </table:table-cell>
          <table:table-cell office:value-type="string">
            <text:p>Bourrage de mots clés </text:p>
          </table:table-cell>
          <table:table-cell office:value-type="string">
            <text:p>ne pas mettre trop de mots clé sur la balise alt des images </text:p>
          </table:table-cell>
          <table:table-cell table:style-name="ce8" office:value-type="string">
            <text:p>Utiliser du texte qui explique le contenu de l'image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Description vide </text:p>
          </table:table-cell>
          <table:table-cell table:style-name="ce4" office:value-type="string">
            <text:p>balise meta name description vide</text:p>
          </table:table-cell>
          <table:table-cell office:value-type="string">
            <text:p>il faut entre 132 et 160 caractères dans cette balise</text:p>
          </table:table-cell>
          <table:table-cell table:style-name="ce7" office:value-type="string">
            <text:p>Description de 132 a 160 caractères mis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visibilité du titre </text:p>
          </table:table-cell>
          <table:table-cell office:value-type="string">
            <text:p>pas de titre H1 visible sur la page de contact</text:p>
          </table:table-cell>
          <table:table-cell office:value-type="string">
            <text:p>rendre le titre h1 visible </text:p>
          </table:table-cell>
          <table:table-cell table:style-name="ce7" office:value-type="string">
            <text:p>couleur changée dans tc_whit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rincipales recommandations </text:p>
          </table:table-cell>
          <table:table-cell office:value-type="string">
            <text:p>certains textes sont coupés dans la version tablette et pc sur la page 2 par exemple</text:p>
          </table:table-cell>
          <table:table-cell office:value-type="string">
            <text:p>tous les éléments du sites doivent être accessibles <text:s/>quelque soit la taille de l'écran</text:p>
          </table:table-cell>
          <table:table-cell table:style-name="ce8" office:value-type="string">
            <text:p>rendre le site responsive 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incohérence dans les liens externes</text:p>
          </table:table-cell>
          <table:table-cell office:value-type="string">
            <text:p>Beaucoups de liens n'ont rien a voir avec le theme du site </text:p>
          </table:table-cell>
          <table:table-cell office:value-type="string">
            <text:p>nettoyer les liens externes et laisser <text:s/>ceux qui ont un lien avec le theme du site et des réseaux sociaux</text:p>
          </table:table-cell>
          <table:table-cell table:style-name="ce7" office:value-type="string">
            <text:p>les liens doivent être nettoyés !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Absence de fichier robots.txt</text:p>
          </table:table-cell>
          <table:table-cell office:value-type="string">
            <text:p>Les robots n'ont aucune indication pour l'indexation du dossier</text:p>
          </table:table-cell>
          <table:table-cell office:value-type="string">
            <text:p>Créer un fichier robots.txt qui permet l'indexation</text:p>
          </table:table-cell>
          <table:table-cell table:style-name="ce9" office:value-type="string">
            <text:p>Le fichier robots.txt est créé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éo onpage</text:p>
          </table:table-cell>
          <table:table-cell office:value-type="string">
            <text:p>Aucun mots clé dans la balise keyword sur la page 2 </text:p>
          </table:table-cell>
          <table:table-cell office:value-type="string">
            <text:p>Mettre quelque mots clés mais sans dépasser 10</text:p>
          </table:table-cell>
          <table:table-cell table:style-name="ce7" office:value-type="string">
            <text:p>Mots clés ajoutés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atique de seo black hat </text:p>
          </table:table-cell>
          <table:table-cell office:value-type="string">
            <text:p>supprimer les paragraphes cachés ou sont indiqués des mots clé </text:p>
          </table:table-cell>
          <table:table-cell office:value-type="string">
            <text:p>effacer les div avec la class keyword </text:p>
          </table:table-cell>
          <table:table-cell table:style-name="ce7" office:value-type="string">
            <text:p>Supprimer les textes cachés</text:p>
          </table:table-cell>
          <table:table-cell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angue absente dans le html</text:p>
          </table:table-cell>
          <table:table-cell office:value-type="string">
            <text:p>mettre la langue de la page au cas ou le site deviendrait multilingue</text:p>
          </table:table-cell>
          <table:table-cell office:value-type="string">
            <text:p>mettre lang=  « fr »</text:p>
          </table:table-cell>
          <table:table-cell table:style-name="ce7" office:value-type="string">
            <text:p>langue modifiée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eo onpage</text:p>
          </table:table-cell>
          <table:table-cell office:value-type="string">
            <text:p>balise meta name keyword inutile</text:p>
          </table:table-cell>
          <table:table-cell office:value-type="string">
            <text:p>supprimer la balise</text:p>
          </table:table-cell>
          <table:table-cell table:style-name="ce7" office:value-type="string">
            <text:p>balise supprimé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roblème de chargement</text:p>
          </table:table-cell>
          <table:table-cell office:value-type="string">
            <text:p>les scripts ralentissent le navigateur</text:p>
          </table:table-cell>
          <table:table-cell office:value-type="string">
            <text:p>utiliser l'attribut async pour charger les scripts en arrière plan <text:s/>(de manière asynchrone)</text:p>
          </table:table-cell>
          <table:table-cell table:style-name="ce7" office:value-type="string">
            <text:p>async ajouté</text:p>
          </table:table-cell>
          <table:table-cell office:value-type="string">
            <text:p><text:a xlink:href="https://www.alsacreations.com/astuce/lire/1562-script-attribut-async-defer.html">https://www.alsacreations.com/astuce/lire/1562-script-attribut-async-defer.html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as de balise canonique ce qui limite l'indexation</text:p>
          </table:table-cell>
          <table:table-cell office:value-type="string">
            <text:p>une balise canonique est necessaire pour améliorer l'indexation et éviter les doublons</text:p>
          </table:table-cell>
          <table:table-cell office:value-type="string">
            <text:p>créer une balise canonique</text:p>
          </table:table-cell>
          <table:table-cell table:style-name="ce7" office:value-type="string">
            <text:p>Balise canonique ajoutée avec url relativ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ss trop long</text:p>
          </table:table-cell>
          <table:table-cell office:value-type="string">
            <text:p>si un site contient moins de CSS <text:s/>il sera chargé plus rapidement</text:p>
          </table:table-cell>
          <table:table-cell office:value-type="string">
            <text:p>allez sur csscompressor.com <text:s/>pour réduire le css</text:p>
          </table:table-cell>
          <table:table-cell table:style-name="ce7" office:value-type="string">
            <text:p>css récupéré pour csscompressor.org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mot clé</text:p>
          </table:table-cell>
          <table:table-cell office:value-type="string">
            <text:p>si il y a des emphases sur le site web on peut améliorer <text:s/>son seo</text:p>
          </table:table-cell>
          <table:table-cell office:value-type="string">
            <text:p>emphases a ajouter</text:p>
          </table:table-cell>
          <table:table-cell table:style-name="ce7" office:value-type="string">
            <text:p>emphases ajoutée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images trop lourdes</text:p>
          </table:table-cell>
          <table:table-cell office:value-type="string">
            <text:p>les images sont au format BMP </text:p>
          </table:table-cell>
          <table:table-cell office:value-type="string">
            <text:p>les images doivent être au format png plus léger</text:p>
          </table:table-cell>
          <table:table-cell table:style-name="ce7" office:value-type="string">
            <text:p>images converties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ertains fichiers CSS ne s'appliquent pas</text:p>
          </table:table-cell>
          <table:table-cell office:value-type="string">
            <text:p>entrer les bonnes adresses des fichiers CSS</text:p>
          </table:table-cell>
          <table:table-cell office:value-type="string">
            <text:p>vérifier que les balises qui lient au CSS et au javascript correspondent <text:s/>réellement a des fichiers</text:p>
          </table:table-cell>
          <table:table-cell table:style-name="ce7" office:value-type="string">
            <text:p>Bon javascript et CSS rajouté 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5">15/01/2023</text:date>, <text:time>19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5T19:41:45.93</dc:date>
    <dc:creator>j m</dc:creator>
    <meta:generator>OpenOffice/4.1.13$Win32 OpenOffice.org_project/4113m1$Build-9810</meta:generator>
    <meta:editing-duration>PT10H30M19S</meta:editing-duration>
    <meta:editing-cycles>11</meta:editing-cycles>
    <meta:document-statistic meta:table-count="1" meta:cell-count="104" meta:object-count="0"/>
  </office:meta>
</office:document-meta>
</file>